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33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999966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666666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="solid" draw:fill-color="#ff6600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fill="solid" draw:fill-color="#336600"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025cm" fo:padding-bottom="0.025cm" fo:padding-left="0.025cm" fo:padding-right="0.025cm"/>
    </style:style>
    <style:style style:name="gr7" style:family="graphic" style:parent-style-name="standard">
      <style:graphic-properties svg:stroke-color="#ffffff" draw:fill="none" draw:textarea-horizontal-align="justify" draw:textarea-vertical-align="middle" draw:auto-grow-height="false"/>
    </style:style>
    <style:style style:name="gr8" style:family="graphic" style:parent-style-name="standard" style:list-style-name="L1">
      <style:graphic-properties svg:stroke-color="#000000" draw:fill="solid" draw:fill-color="#999966" draw:textarea-horizontal-align="justify" draw:textarea-vertical-align="middle" draw:auto-grow-height="false"/>
    </style:style>
    <style:style style:name="gr9" style:family="graphic" style:parent-style-name="standard" style:list-style-name="L1">
      <style:graphic-properties svg:stroke-color="#000000" draw:fill="solid" draw:fill-color="#999966" draw:textarea-horizontal-align="justify" draw:textarea-vertical-align="middle" draw:auto-grow-height="false"/>
    </style:style>
    <style:style style:name="gr10" style:family="graphic" style:parent-style-name="standard" style:list-style-name="L1">
      <style:graphic-properties svg:stroke-color="#000000" draw:fill="solid" draw:fill-color="#999966" draw:textarea-horizontal-align="justify" draw:textarea-vertical-align="middle" draw:auto-grow-height="false"/>
    </style:style>
    <style:style style:name="gr11" style:family="graphic" style:parent-style-name="standard">
      <style:graphic-properties draw:stroke="none" draw:fill="none" fo:min-height="0.557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svg:stroke-color="#000000" draw:fill="solid" draw:fill-color="#99cc66" draw:textarea-horizontal-align="justify" draw:textarea-vertical-align="middle" draw:auto-grow-height="false"/>
    </style:style>
    <style:style style:name="gr14" style:family="graphic" style:parent-style-name="standard">
      <style:graphic-properties draw:stroke="dash" draw:stroke-dash="Ultrafine_20_2_20_Dots_20_3_20_Dashes" svg:stroke-width="0cm" svg:stroke-color="#0066cc" draw:marker-start-width="0.2cm" draw:marker-end-width="0.2cm" draw:fill="none" draw:textarea-horizontal-align="justify" draw:textarea-vertical-align="middle" draw:auto-grow-height="false" fo:padding-top="0.125cm" fo:padding-bottom="0.125cm" fo:padding-left="0.25cm" fo:padding-right="0.25cm"/>
    </style:style>
    <style:style style:name="gr15" style:family="graphic" style:parent-style-name="standard">
      <style:graphic-properties draw:stroke="dash" draw:stroke-dash="Ultrafine_20_2_20_Dots_20_3_20_Dashes" svg:stroke-width="0cm" svg:stroke-color="#c5000b" draw:marker-start-width="0.2cm" draw:marker-end-width="0.2cm" draw:fill="none" draw:textarea-horizontal-align="justify" draw:textarea-vertical-align="middle" draw:auto-grow-height="false" fo:padding-top="0.125cm" fo:padding-bottom="0.125cm" fo:padding-left="0.25cm" fo:padding-right="0.25cm"/>
    </style:style>
    <style:style style:name="gr16" style:family="graphic" style:parent-style-name="standard">
      <style:graphic-properties draw:stroke="dash" draw:stroke-dash="Ultrafine_20_2_20_Dots_20_3_20_Dashes" svg:stroke-width="0cm" svg:stroke-color="#77216f" draw:marker-start-width="0.2cm" draw:marker-end-width="0.2cm" draw:fill="none" draw:textarea-horizontal-align="justify" draw:textarea-vertical-align="middle" draw:auto-grow-height="false" fo:padding-top="0.125cm" fo:padding-bottom="0.125cm" fo:padding-left="0.25cm" fo:padding-right="0.2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 fo:font-style="italic" style:font-size-asian="20pt" style:font-style-asian="italic" style:font-size-complex="20pt" style:font-style-complex="italic"/>
    </style:style>
    <style:style style:name="P3" style:family="paragraph">
      <style:paragraph-properties fo:text-align="center"/>
      <style:text-properties fo:font-size="18pt" fo:font-style="italic" style:font-style-asian="italic" style:font-style-complex="italic"/>
    </style:style>
    <style:style style:name="P4" style:family="paragraph">
      <style:paragraph-properties fo:text-align="center"/>
      <style:text-properties fo:font-size="18pt" fo:font-style="italic" fo:font-weight="bold" style:font-style-asian="italic" style:font-weight-asian="bold" style:font-style-complex="italic" style:font-weight-complex="bold"/>
    </style:style>
    <style:style style:name="P5" style:family="paragraph">
      <style:paragraph-properties fo:text-align="center"/>
      <style:text-properties fo:font-style="italic" style:font-style-asian="italic" style:font-style-complex="italic"/>
    </style:style>
    <style:style style:name="P6" style:family="paragraph">
      <style:paragraph-properties fo:text-align="center"/>
      <style:text-properties fo:font-size="14pt" fo:font-style="italic" fo:font-weight="normal" style:font-size-asian="14pt" style:font-style-asian="italic" style:font-weight-asian="bold" style:font-size-complex="14pt" style:font-style-complex="italic" style:font-weight-complex="bold"/>
    </style:style>
    <style:style style:name="P7" style:family="paragraph">
      <style:paragraph-properties fo:text-align="center"/>
      <style:text-properties style:font-name="Liberation Sans" fo:font-size="18pt" fo:font-style="italic" style:letter-kerning="true" style:font-name-asian="Droid Sans Fallback" style:font-size-asian="18pt" style:font-style-asian="italic" style:font-name-complex="FreeSans" style:font-size-complex="18pt" style:font-style-complex="italic"/>
    </style:style>
    <style:style style:name="P8" style:family="paragraph">
      <style:paragraph-properties fo:text-align="center"/>
      <style:text-properties fo:font-size="14pt" fo:font-weight="normal" style:font-size-asian="14pt" style:font-weight-asian="bold" style:font-size-complex="14pt" style:font-weight-complex="bold"/>
    </style:style>
    <style:style style:name="P9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0" style:family="paragraph"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P11" style:family="paragraph">
      <style:paragraph-properties fo:text-align="end"/>
    </style:style>
    <style:style style:name="P12" style:family="paragraph">
      <style:paragraph-properties fo:text-align="end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fo:font-size="20pt" fo:font-style="italic" style:font-size-asian="20pt" style:font-style-asian="italic" style:font-size-complex="20pt" style:font-style-complex="italic"/>
    </style:style>
    <style:style style:name="T2" style:family="text">
      <style:text-properties fo:font-size="18pt" fo:font-style="italic" style:font-style-asian="italic" style:font-style-complex="italic"/>
    </style:style>
    <style:style style:name="T3" style:family="text">
      <style:text-properties fo:font-size="18pt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ize="16pt" fo:font-style="italic" style:font-size-asian="16pt" style:font-style-asian="italic" style:font-size-complex="16pt" style:font-style-complex="italic"/>
    </style:style>
    <style:style style:name="T5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6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7" style:family="text">
      <style:text-properties fo:font-size="14pt" fo:font-style="italic" fo:font-weight="normal" style:font-size-asian="14pt" style:font-style-asian="italic" style:font-weight-asian="bold" style:font-size-complex="14pt" style:font-style-complex="italic" style:font-weight-complex="bold"/>
    </style:style>
    <style:style style:name="T8" style:family="text">
      <style:text-properties style:font-name="Liberation Sans" fo:font-size="18pt" fo:font-style="italic" style:letter-kerning="true" style:font-name-asian="Droid Sans Fallback" style:font-size-asian="18pt" style:font-style-asian="italic" style:font-name-complex="FreeSans" style:font-size-complex="18pt" style:font-style-complex="italic"/>
    </style:style>
    <style:style style:name="T9" style:family="text">
      <style:text-properties fo:color="#000000" fo:font-size="18pt" fo:font-style="italic" style:font-style-asian="italic" style:font-style-complex="italic"/>
    </style:style>
    <style:style style:name="T10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207cm" svg:height="1.778cm" svg:x="10.271cm" svg:y="3.032cm">
          <text:p text:style-name="P1"><text:span text:style-name="T1">iRTSche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689cm" svg:height="3.007cm" svg:x="1.347cm" svg:y="7.772cm">
          <text:p text:style-name="P1"><text:span text:style-name="T2"><text:s text:c="16"/></text:span></text:p>
          <text:p text:style-name="P1"><text:span text:style-name="T2"><text:s text:c="16"/></text:span></text:p>
          <text:p text:style-name="P1"><text:span text:style-name="T2"><text:s text:c="16"/></text:span><text:span text:style-name="T2">.....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524cm" svg:height="2.159cm" svg:x="1.597cm" svg:y="8.366cm">
          <text:p text:style-name="P1"><text:span text:style-name="T3">srun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967cm" svg:height="0.889cm" svg:x="3.497cm" svg:y="9.636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967cm" svg:height="0.889cm" svg:x="4.797cm" svg:y="9.63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967cm" svg:height="0.889cm" svg:x="7.797cm" svg:y="9.63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334cm" svg:height="0.762cm" svg:x="3.448cm" svg:y="8.026cm">
          <text:p text:style-name="P1"><text:span text:style-name="T2"><text:s text:c="8"/></text:span><text:span text:style-name="T2"><text:tab/></text:span></text:p>
          <text:p text:style-name="P1"><text:span text:style-name="T4"><text:tab/></text:span><text:span text:style-name="T4"><text:tab/></text:span><text:span text:style-name="T5">slurmd</text:span><text:span text:style-name="T2"> <text:s text:c="15"/></text:span></text:p>
          <text:p text:style-name="P1"><text:span text:style-name="T2"><text:s text:c="6"/></text:span><text:span text:style-name="T2"><text:tab/></text:span><text:span text:style-name="T2"> <text:s text:c="11"/></text:span>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10.271cm" svg:y1="4.302cm" svg:x2="1.889cm" svg:y2="8.493cm">
          <svg:title>realloc</svg:title>
          <text:p/>
        </draw:line>
        <draw:custom-shape draw:style-name="gr7" draw:text-style-name="P6" draw:layer="layout" svg:width="3.373cm" svg:height="0.635cm" draw:transform="rotate (0.467399173684081) translate (5.126cm 6.096cm)">
          <text:p text:style-name="P1"><text:span text:style-name="T6">1:</text:span><text:span text:style-name="T7"> </text:span><text:span text:style-name="T6">Realloc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5.842cm" svg:height="3.007cm" svg:x="10.011cm" svg:y="7.772cm">
          <text:p text:style-name="P1"><text:span text:style-name="T8"><text:s text:c="16"/></text:span></text:p>
          <text:p text:style-name="P1"><text:span text:style-name="T8"><text:s text:c="16"/></text:span></text:p>
          <text:p text:style-name="P1"><text:span text:style-name="T8"><text:s text:c="10"/></text:span><text:span text:style-name="T8">......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967cm" svg:height="0.889cm" svg:x="10.297cm" svg:y="9.63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967cm" svg:height="0.889cm" svg:x="11.597cm" svg:y="9.63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967cm" svg:height="0.889cm" svg:x="14.597cm" svg:y="9.63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5.842cm" svg:height="3.007cm" svg:x="16.811cm" svg:y="7.772cm">
          <text:p text:style-name="P1"><text:span text:style-name="T8"><text:s text:c="16"/></text:span></text:p>
          <text:p text:style-name="P1"><text:span text:style-name="T8"><text:s text:c="16"/></text:span></text:p>
          <text:p text:style-name="P1"><text:span text:style-name="T8"><text:s text:c="10"/></text:span><text:span text:style-name="T8">......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967cm" svg:height="0.889cm" svg:x="17.097cm" svg:y="9.63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967cm" svg:height="0.889cm" svg:x="18.397cm" svg:y="9.63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967cm" svg:height="0.889cm" svg:x="21.397cm" svg:y="9.63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5.842cm" svg:height="3.007cm" svg:x="23.611cm" svg:y="7.772cm">
          <text:p text:style-name="P1"><text:span text:style-name="T8"><text:s text:c="16"/></text:span></text:p>
          <text:p text:style-name="P1"><text:span text:style-name="T8"><text:s text:c="16"/></text:span></text:p>
          <text:p text:style-name="P1"><text:span text:style-name="T8"><text:s text:c="10"/></text:span><text:span text:style-name="T8">......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967cm" svg:height="0.889cm" svg:x="23.897cm" svg:y="9.63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967cm" svg:height="0.889cm" svg:x="25.197cm" svg:y="9.63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967cm" svg:height="0.889cm" svg:x="28.197cm" svg:y="9.636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17.075cm" svg:height="3.536cm" draw:transform="skewX (3.08396111703099E-017) rotate (0.16632987771506) translate (2.37036506282532cm 7.45085765218373cm)" svg:viewBox="0 0 17076 3537" svg:d="M0 928c0 0 6742-927 9814-928s7262 3537 7262 3537">
          <text:p/>
        </draw:path>
        <draw:path draw:style-name="gr6" draw:text-style-name="P1" draw:layer="layout" svg:width="24.204cm" svg:height="4.95cm" draw:transform="skewX (-3.10858033142768E-017) rotate (0.16632987771506) translate (2.20567560673011cm 7.22635651999877cm)" svg:viewBox="0 0 24205 4951" svg:d="M0 1156c0 0 8455-1155 11526-1156 3072-1 12679 4951 12679 4951">
          <text:p/>
        </draw:path>
        <draw:frame draw:style-name="gr11" draw:text-style-name="P8" draw:layer="layout" svg:width="3.589cm" svg:height="0.807cm" draw:transform="rotate (-0.228812664936457) translate (18.516cm 5.028cm)">
          <draw:text-box>
            <text:p text:style-name="P1"><text:span text:style-name="T6">2:</text:span><text:span text:style-name="T7"> </text:span><text:span text:style-name="T6">new procs</text:span></text:p>
          </draw:text-box>
        </draw:frame>
        <draw:frame draw:style-name="gr11" draw:text-style-name="P8" draw:layer="layout" svg:width="6.099cm" svg:height="0.807cm" draw:transform="rotate (0.0698131700797732) translate (6.326cm 12.231cm)">
          <draw:text-box>
            <text:p text:style-name="P1"><text:span text:style-name="T6">3:</text:span><text:span text:style-name="T7"> </text:span><text:span text:style-name="T6">children ready</text:span></text:p>
          </draw:text-box>
        </draw:frame>
        <draw:path draw:style-name="gr6" draw:text-style-name="P1" draw:layer="layout" svg:width="7.465cm" svg:height="6.787cm" draw:transform="rotate (0.16632987771506) translate (1.8137548007951cm 9.69579421081822cm)" svg:viewBox="0 0 7466 6788" svg:d="M0 454c0 0 1285 6271 4356 6269 1317 299 2424-487 2821-1458 660-1618 4-5367-147-5263">
          <text:p/>
        </draw:path>
        <draw:path draw:style-name="gr12" draw:text-style-name="P1" draw:layer="layout" svg:width="2.494cm" svg:height="0.199cm" draw:transform="rotate (1.31353479505093) translate (9.44228125188813cm 10.8550342621365cm)" svg:viewBox="0 0 2495 200" svg:d="M0 200c0 0 870-199 1261-200 442-1 1234 200 1234 200">
          <text:p/>
        </draw:path>
        <draw:frame draw:style-name="gr11" draw:text-style-name="P8" draw:layer="layout" svg:width="6.099cm" svg:height="0.807cm" draw:transform="rotate (-0.737227076042405) translate (2.91cm 11.672cm)">
          <draw:text-box>
            <text:p text:style-name="P1"><text:span text:style-name="T6">4: children ready</text:span></text:p>
          </draw:text-box>
        </draw:frame>
        <draw:custom-shape draw:style-name="gr13" draw:text-style-name="P3" draw:layer="layout" svg:width="5.28cm" svg:height="0.594cm" svg:x="3.467cm" svg:y="8.788cm">
          <text:p text:style-name="P1"><text:span text:style-name="T2"><text:s text:c="16"/></text:span></text:p>
          <text:p text:style-name="P1"><text:span text:style-name="T9"><text:tab/></text:span><text:span text:style-name="T9"><text:tab/></text:span><text:span text:style-name="T9"> <text:s text:c="6"/></text:span><text:span text:style-name="T2"><text:s text:c="8"/></text:span></text:p>
          <text:p text:style-name="P1"><text:span text:style-name="T2"><text:s text:c="16"/></text:span></text:p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5.913cm" svg:height="3.122cm" draw:transform="rotate (-2.97526277587473) translate (7.731cm 8.493cm)" svg:viewBox="0 0 5914 3123" svg:d="M0 0c0 0 3441 3282 4757 3117 1732-218 1049-2619 897-2515">
          <text:p/>
        </draw:path>
        <draw:path draw:style-name="gr6" draw:text-style-name="P1" draw:layer="layout" svg:width="8.404cm" svg:height="6.856cm" draw:transform="rotate (2.97526277587473) translate (9.26492825043411cm 10.7252402331918cm)" svg:viewBox="0 0 8405 6857" svg:d="M7865 0c0 0 973 3740 305 4884-1000 1713-8319 1869-8168 1973">
          <text:p/>
        </draw:path>
        <draw:custom-shape draw:style-name="gr7" draw:text-style-name="P6" draw:layer="layout" svg:width="3.373cm" svg:height="0.635cm" draw:transform="rotate (-0.016057029118348) translate (4.793cm 3.265cm)">
          <text:p text:style-name="P1"><text:span text:style-name="T6">6:</text:span><text:span text:style-name="T7"> </text:span><text:span text:style-name="T6">Commit</text:span></text:p>
          <text:p text:style-name="P1"><text:span text:style-name="T6">done</text:span></text:p>
          <draw:enhanced-geometry svg:viewBox="0 0 21600 21600" draw:type="rectangle" draw:enhanced-path="M 0 0 L 21600 0 21600 21600 0 21600 0 0 Z N"/>
        </draw:custom-shape>
        <draw:frame draw:style-name="gr11" draw:text-style-name="P9" draw:layer="layout" svg:width="3.049cm" svg:height="0.807cm" draw:transform="rotate (0.00837758040957278) translate (5.339cm 9.668cm)">
          <draw:text-box>
            <text:p text:style-name="P1"><text:span text:style-name="T10">MPI ranks</text:span></text:p>
          </draw:text-box>
        </draw:frame>
        <draw:frame draw:style-name="gr11" draw:text-style-name="P9" draw:layer="layout" svg:width="3.049cm" svg:height="0.807cm" draw:transform="rotate (0.00837758040957278) translate (12.139cm 9.669cm)">
          <draw:text-box>
            <text:p text:style-name="P1"><text:span text:style-name="T10">MPI ranks</text:span></text:p>
          </draw:text-box>
        </draw:frame>
        <draw:frame draw:style-name="gr11" draw:text-style-name="P9" draw:layer="layout" svg:width="3.049cm" svg:height="0.807cm" draw:transform="rotate (0.00837758040957278) translate (18.939cm 9.67cm)">
          <draw:text-box>
            <text:p text:style-name="P1"><text:span text:style-name="T10">MPI ranks</text:span></text:p>
          </draw:text-box>
        </draw:frame>
        <draw:frame draw:style-name="gr11" draw:text-style-name="P9" draw:layer="layout" svg:width="3.049cm" svg:height="0.807cm" draw:transform="rotate (0.00837758040957278) translate (25.739cm 9.671cm)">
          <draw:text-box>
            <text:p text:style-name="P1"><text:span text:style-name="T10">MPI ranks</text:span></text:p>
          </draw:text-box>
        </draw:frame>
        <draw:frame draw:style-name="gr11" draw:text-style-name="P10" draw:layer="layout" svg:width="3.049cm" svg:height="0.807cm" draw:transform="rotate (0.00837758040957278) translate (4.539cm 8.769cm)">
          <draw:text-box>
            <text:p text:style-name="P1"><text:span text:style-name="T10">slurmstepd</text:span></text:p>
          </draw:text-box>
        </draw:frame>
        <draw:custom-shape draw:style-name="gr5" draw:text-style-name="P3" draw:layer="layout" svg:width="5.334cm" svg:height="0.762cm" svg:x="10.248cm" svg:y="8.026cm">
          <text:p text:style-name="P1"><text:span text:style-name="T2"><text:s text:c="8"/></text:span><text:span text:style-name="T2"><text:tab/></text:span></text:p>
          <text:p text:style-name="P1"><text:span text:style-name="T4"><text:tab/></text:span><text:span text:style-name="T4"><text:tab/></text:span><text:span text:style-name="T5">slurmd</text:span><text:span text:style-name="T2"> <text:s text:c="15"/></text:span></text:p>
          <text:p text:style-name="P1"><text:span text:style-name="T2"><text:s text:c="6"/></text:span><text:span text:style-name="T2"><text:tab/></text:span><text:span text:style-name="T2"> <text:s text:c="11"/>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5.28cm" svg:height="0.594cm" svg:x="10.271cm" svg:y="8.788cm">
          <text:p text:style-name="P1"><text:span text:style-name="T2"><text:s text:c="16"/></text:span></text:p>
          <text:p text:style-name="P1"><text:span text:style-name="T9"><text:tab/></text:span><text:span text:style-name="T9"><text:tab/></text:span><text:span text:style-name="T9"> <text:s text:c="8"/></text:span><text:span text:style-name="T2"><text:s text:c="6"/></text:span></text:p>
          <text:p text:style-name="P1"><text:span text:style-name="T2"><text:s text:c="16"/></text:span></text:p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049cm" svg:height="0.807cm" draw:transform="rotate (0.00837758040957278) translate (11.239cm 8.77cm)">
          <draw:text-box>
            <text:p text:style-name="P1"><text:span text:style-name="T10">slurmstepd</text:span></text:p>
          </draw:text-box>
        </draw:frame>
        <draw:custom-shape draw:style-name="gr5" draw:text-style-name="P3" draw:layer="layout" svg:width="5.334cm" svg:height="0.762cm" svg:x="17.048cm" svg:y="8.026cm">
          <text:p text:style-name="P1"><text:span text:style-name="T2"><text:s text:c="8"/></text:span><text:span text:style-name="T2"><text:tab/></text:span></text:p>
          <text:p text:style-name="P1"><text:span text:style-name="T4"><text:tab/></text:span><text:span text:style-name="T4"><text:tab/></text:span><text:span text:style-name="T5">slurmd</text:span><text:span text:style-name="T2"> <text:s text:c="15"/></text:span></text:p>
          <text:p text:style-name="P1"><text:span text:style-name="T2"><text:s text:c="6"/></text:span><text:span text:style-name="T2"><text:tab/></text:span><text:span text:style-name="T2"> <text:s text:c="11"/>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5.28cm" svg:height="0.594cm" svg:x="17.071cm" svg:y="8.788cm">
          <text:p text:style-name="P1"><text:span text:style-name="T2"><text:s text:c="16"/></text:span></text:p>
          <text:p text:style-name="P1"><text:span text:style-name="T9"><text:tab/></text:span><text:span text:style-name="T9"><text:tab/></text:span><text:span text:style-name="T9"> <text:s text:c="8"/></text:span><text:span text:style-name="T2"><text:s text:c="6"/></text:span></text:p>
          <text:p text:style-name="P1"><text:span text:style-name="T2"><text:s text:c="16"/></text:span></text:p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049cm" svg:height="0.807cm" draw:transform="rotate (0.00837758040957278) translate (18.039cm 8.771cm)">
          <draw:text-box>
            <text:p text:style-name="P1"><text:span text:style-name="T10">slurmstepd</text:span></text:p>
          </draw:text-box>
        </draw:frame>
        <draw:custom-shape draw:style-name="gr5" draw:text-style-name="P3" draw:layer="layout" svg:width="5.334cm" svg:height="0.762cm" svg:x="23.848cm" svg:y="8.026cm">
          <text:p text:style-name="P1"><text:span text:style-name="T2"><text:s text:c="8"/></text:span><text:span text:style-name="T2"><text:tab/></text:span></text:p>
          <text:p text:style-name="P1"><text:span text:style-name="T4"><text:tab/></text:span><text:span text:style-name="T4"><text:tab/></text:span><text:span text:style-name="T5">slurmd</text:span><text:span text:style-name="T2"> <text:s text:c="15"/></text:span></text:p>
          <text:p text:style-name="P1"><text:span text:style-name="T2"><text:s text:c="6"/></text:span><text:span text:style-name="T2"><text:tab/></text:span><text:span text:style-name="T2"> <text:s text:c="11"/>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5.28cm" svg:height="0.594cm" svg:x="23.871cm" svg:y="8.788cm">
          <text:p text:style-name="P1"><text:span text:style-name="T2"><text:s text:c="16"/></text:span></text:p>
          <text:p text:style-name="P1"><text:span text:style-name="T9"><text:tab/></text:span><text:span text:style-name="T9"><text:tab/></text:span><text:span text:style-name="T9"> <text:s text:c="8"/></text:span><text:span text:style-name="T2"><text:s text:c="6"/></text:span></text:p>
          <text:p text:style-name="P1"><text:span text:style-name="T2"><text:s text:c="16"/></text:span></text:p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049cm" svg:height="0.807cm" draw:transform="rotate (0.00837758040957278) translate (24.839cm 8.772cm)">
          <draw:text-box>
            <text:p text:style-name="P1"><text:span text:style-name="T10">slurmstepd</text:span></text:p>
          </draw:text-box>
        </draw:frame>
        <draw:custom-shape draw:style-name="gr14" draw:text-style-name="P1" draw:layer="layout" svg:width="15.24cm" svg:height="3.81cm" svg:x="1cm" svg:y="7.39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3.119cm" svg:height="3.81cm" svg:x="16.621cm" svg:y="7.39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29.718cm" svg:height="5.334cm" svg:x="0.492cm" svg:y="6.75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.524cm" svg:height="0.661cm" svg:x="17.51cm" svg:y="13.17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524cm" svg:height="0.688cm" svg:x="17.51cm" svg:y="14.26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524cm" svg:height="0.671cm" svg:x="17.51cm" svg:y="15.356cm">
          <text:p/>
          <draw:enhanced-geometry svg:viewBox="0 0 21600 21600" draw:type="rectangle" draw:enhanced-path="M 0 0 L 21600 0 21600 21600 0 21600 0 0 Z N"/>
        </draw:custom-shape>
        <draw:frame draw:style-name="gr17" draw:text-style-name="P12" draw:layer="layout" svg:width="6.001cm" svg:height="0.806cm" svg:x="19.669cm" svg:y="13.125cm">
          <draw:text-box>
            <text:p text:style-name="P11"><text:span text:style-name="T6">Existing process group</text:span></text:p>
          </draw:text-box>
        </draw:frame>
        <draw:frame draw:style-name="gr17" draw:text-style-name="P12" draw:layer="layout" svg:width="5.315cm" svg:height="0.806cm" svg:x="19.67cm" svg:y="14.225cm">
          <draw:text-box>
            <text:p text:style-name="P11"><text:span text:style-name="T6">Child process group</text:span></text:p>
          </draw:text-box>
        </draw:frame>
        <draw:frame draw:style-name="gr17" draw:text-style-name="P12" draw:layer="layout" svg:width="5.095cm" svg:height="0.806cm" svg:x="19.671cm" svg:y="15.325cm">
          <draw:text-box>
            <text:p text:style-name="P11"><text:span text:style-name="T6">New process group</text:span></text:p>
          </draw:text-box>
        </draw:frame>
        <draw:path draw:style-name="gr6" draw:text-style-name="P1" draw:layer="layout" svg:width="14.451cm" svg:height="5.402cm" draw:transform="skewX (2.38540369831562E-017) rotate (-0.16632987771506) translate (3.13017673616079cm 6.64922295069509cm)" svg:viewBox="0 0 14452 5403" svg:d="M14452 0c-64 70-262 1408-2320 3052-1602 1279-6569 2418-7848 2348-3072-1-4284-3273-4284-3273">
          <text:p/>
        </draw:path>
        <draw:custom-shape draw:style-name="gr7" draw:text-style-name="P6" draw:layer="layout" svg:width="3.373cm" svg:height="0.635cm" draw:transform="rotate (0.232477856365645) translate (1.06cm 7.199cm)">
          <text:p text:style-name="P1"><text:span text:style-name="T6">5:</text:span><text:span text:style-name="T7"> </text:span><text:span text:style-name="T6">Commit</text:span></text:p>
          <text:p text:style-name="P1"><text:span text:style-name="T6">done</text:span></text:p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3.589cm" svg:height="0.807cm" draw:transform="rotate (-0.388684824419137) translate (15.964cm 5.474cm)">
          <draw:text-box>
            <text:p text:style-name="P1"><text:span text:style-name="T6">2:</text:span><text:span text:style-name="T7"> </text:span><text:span text:style-name="T6">new proc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e_20_1" draw:fit-to-contour="false" fo:padding-top="0cm" fo:padding-bottom="0cm" fo:padding-left="0cm" fo:padding-r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168cm" fo:margin-bottom="1cm" fo:margin-left="1cm" fo:margin-right="1cm" fo:page-width="30.937cm" fo:page-height="16.6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17T20:01:50.567084202</meta:creation-date>
    <dc:date>2016-07-14T13:29:30.307354991</dc:date>
    <meta:editing-duration>PT3H50M</meta:editing-duration>
    <meta:editing-cycles>51</meta:editing-cycles>
    <meta:generator>LibreOffice/4.2.8.2$Linux_X86_64 LibreOffice_project/420m0$Build-2</meta:generator>
    <meta:document-statistic meta:object-count="58"/>
  </office:meta>
</office:document-meta>
</file>